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66ffff" fo:border="0.06pt solid #000000"/>
    </style:style>
    <style:style style:name="ce9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33ff99" fo:border="0.06pt solid #000000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gr2" style:family="graphic">
      <style:graphic-properties svg:stroke-color="#ff3333" draw:marker-end="線の終点_20_1" draw:textarea-horizontal-align="center" draw:textarea-vertical-align="middle"/>
    </style:style>
    <style:style style:name="gr3" style:family="graphic">
      <style:graphic-properties svg:stroke-color="#ff3333" draw:marker-end="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T15">
        <table:shapes>
          <draw:polyline draw:z-index="0" draw:style-name="gr1" draw:text-style-name="P1" svg:width="162.59mm" svg:height="15.22mm" svg:x="201.56mm" svg:y="10.43mm" svg:viewBox="0 0 16260 1523" draw:points="0,3 16260,0 16247,1523">
            <text:p/>
          </draw:polyline>
          <draw:line draw:z-index="1" draw:style-name="gr2" draw:text-style-name="P2" svg:x1="209.44mm" svg:y1="10.42mm" svg:x2="209.45mm" svg:y2="19.36mm">
            <text:p/>
          </draw:line>
          <draw:polyline draw:z-index="2" draw:style-name="gr1" draw:text-style-name="P1" svg:width="78.24mm" svg:height="15.34mm" svg:x="231.9mm" svg:y="32.06mm" svg:viewBox="0 0 7825 1535" draw:points="0,3 7825,0 7818,1535">
            <text:p/>
          </draw:polyline>
          <draw:line draw:z-index="3" draw:style-name="gr2" draw:text-style-name="P2" svg:x1="239.23mm" svg:y1="31.79mm" svg:x2="239.24mm" svg:y2="40.73mm">
            <text:p/>
          </draw:line>
          <draw:polyline draw:z-index="4" draw:style-name="gr1" draw:text-style-name="P1" svg:width="23.88mm" svg:height="48.88mm" draw:transform="rotate (-3.14159265358979) translate (323.3537509804mm 94.8mm)" svg:viewBox="0 0 2389 4889" draw:points="2389,9 0,0 2,4889">
            <text:p/>
          </draw:polyline>
          <draw:polyline draw:z-index="5" draw:style-name="gr1" draw:text-style-name="P1" svg:width="62.78mm" svg:height="16.53mm" svg:x="323.46mm" svg:y="73.56mm" svg:viewBox="0 0 6279 1654" draw:points="0,4 6279,0 6273,1654">
            <text:p/>
          </draw:polyline>
          <draw:line draw:z-index="6" draw:style-name="gr3" draw:text-style-name="P2" svg:x1="295.27mm" svg:y1="73.67mm" svg:x2="323.12mm" svg:y2="73.4mm">
            <text:p/>
          </draw:line>
          <draw:polyline draw:z-index="7" draw:style-name="gr1" draw:text-style-name="P1" svg:width="7.72mm" svg:height="9.3mm" svg:x="260.84mm" svg:y="52.13mm" svg:viewBox="0 0 773 931" draw:points="0,2 773,0 772,931">
            <text:p/>
          </draw:polyline>
          <draw:polyline draw:z-index="8" draw:style-name="gr1" draw:text-style-name="P1" svg:width="66.4mm" svg:height="16.34mm" svg:x="269.37mm" svg:y="52.06mm" svg:viewBox="0 0 6641 1635" draw:points="0,4 6641,0 6632,1635">
            <text:p/>
          </draw:polyline>
          <draw:polyline draw:z-index="9" draw:style-name="gr1" draw:text-style-name="P1" svg:width="7.49mm" svg:height="15.13mm" svg:x="216.67mm" svg:y="17.45mm" svg:viewBox="0 0 750 1514" draw:points="0,3 750,0 749,1514">
            <text:p/>
          </draw:polyline>
          <draw:polyline draw:z-index="10" draw:style-name="gr1" draw:text-style-name="P1" svg:width="7.72mm" svg:height="9.3mm" svg:x="290.29mm" svg:y="74.14mm" svg:viewBox="0 0 773 931" draw:points="0,2 773,0 772,931">
            <text:p/>
          </draw:polyline>
          <draw:polyline draw:z-index="11" draw:style-name="gr1" draw:text-style-name="P1" svg:width="7.72mm" svg:height="9.3mm" svg:x="291.66mm" svg:y="95.13mm" svg:viewBox="0 0 773 931" draw:points="0,2 773,0 772,931">
            <text:p/>
          </draw:polyline>
          <draw:polyline draw:z-index="12" draw:style-name="gr1" draw:text-style-name="P1" svg:width="23.88mm" svg:height="29.39mm" draw:transform="rotate (-3.14159265358979) translate (347.7137509804mm 94.69mm)" svg:viewBox="0 0 2389 2940" draw:points="2389,6 0,0 2,2940">
            <text:p/>
          </draw:polyline>
          <draw:line draw:z-index="13" draw:style-name="gr2" draw:text-style-name="P2" svg:x1="315.97mm" svg:y1="73.32mm" svg:x2="316.1mm" svg:y2="46.61mm">
            <text:p/>
          </draw:line>
          <draw:line draw:z-index="14" draw:style-name="gr2" draw:text-style-name="P2" svg:x1="340.35mm" svg:y1="73.05mm" svg:x2="340.49mm" svg:y2="65.24m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9" table:number-columns-repeated="2" table:default-cell-style-name="ce11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>
            <text:p>オブジェクト名</text:p>
          </table:table-cell>
          <table:table-cell table:style-name="ce1" office:value-type="string" calcext:value-type="string">
            <text:p>プロダクトバックログ (タスク)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5" office:value-type="string" calcext:value-type="string" table:number-columns-spanned="2" table:number-rows-spanned="1">
            <text:p>スプリント1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スプリント2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スプリント3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スプリント4</text:p>
          </table:table-cell>
          <table:covered-table-cell table:style-name="ce5"/>
          <table:table-cell table:style-name="ce7" office:value-type="string" calcext:value-type="string">
            <text:p>スプリント5</text:p>
          </table:table-cell>
          <table:table-cell table:style-name="ce9" office:value-type="string" calcext:value-type="string">
            <text:p>スプリント6</text:p>
          </table:table-cell>
          <table:table-cell table:style-name="ce5" office:value-type="string" calcext:value-type="string">
            <text:p>スプリント7</text:p>
          </table:table-cell>
          <table:table-cell table:style-name="ce7" office:value-type="string" calcext:value-type="string">
            <text:p>スプリント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4">
            <text:p>ゲーム</text:p>
          </table:table-cell>
          <table:table-cell table:style-name="ce1" office:value-type="string" calcext:value-type="string" table:number-columns-spanned="1" table:number-rows-spanned="3">
            <text:p>背景</text:p>
          </table:table-cell>
          <table:table-cell table:style-name="ce1" office:value-type="string" calcext:value-type="string" table:number-columns-spanned="1" table:number-rows-spanned="3">
            <text:p>MyWorld</text:p>
          </table:table-cell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6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カメラ調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6"/>
          <table:table-cell table:number-columns-repeated="12"/>
        </table:table-row>
        <table:table-row table:style-name="ro1">
          <table:covered-table-cell table:number-columns-repeated="3"/>
          <table:table-cell office:value-type="string" calcext:value-type="string">
            <text:p>タイムアップ処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6"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プレイヤー</text:p>
          </table:table-cell>
          <table:table-cell table:style-name="ce1" office:value-type="string" calcext:value-type="string" table:number-columns-spanned="1" table:number-rows-spanned="3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上下左右に動か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8"/>
          <table:table-cell table:number-columns-repeated="10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果物に触れたか判定してゲームオーバー処理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8"/>
          <table:table-cell table:number-columns-repeated="5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3">
            <text:p>HANAKO</text:p>
          </table:table-cell>
          <table:table-cell office:value-type="string" calcext:value-type="string">
            <text:p>HANAKO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covered-table-cell table:number-columns-repeated="3"/>
          <table:table-cell office:value-type="string" calcext:value-type="string">
            <text:p>上下左右に動かす(反転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1">
          <table:covered-table-cell table:number-columns-repeated="3"/>
          <table:table-cell office:value-type="string" calcext:value-type="string">
            <text:p>果物を全て食べたか判定してゲームクリア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0"/>
          <table:table-cell table:number-columns-repeated="4"/>
        </table:table-row>
        <table:table-row table:style-name="ro1">
          <table:covered-table-cell table:style-name="ce3"/>
          <table:table-cell table:style-name="ce1" office:value-type="string" calcext:value-type="string" table:number-columns-spanned="1" table:number-rows-spanned="5">
            <text:p>果物</text:p>
          </table:table-cell>
          <table:table-cell table:style-name="ce1" office:value-type="string" calcext:value-type="string" table:number-columns-spanned="1" table:number-rows-spanned="3">
            <text:p>APPLE</text:p>
          </table:table-cell>
          <table:table-cell office:value-type="string" calcext:value-type="string">
            <text:p>APPLE を作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6"/>
          <table:table-cell table:number-columns-repeated="7"/>
        </table:table-row>
        <table:table-row table:style-name="ro1">
          <table:covered-table-cell table:number-columns-repeated="2" table:style-name="ce3"/>
          <table:covered-table-cell table:style-name="ce2"/>
          <table:table-cell office:value-type="string" calcext:value-type="string">
            <text:p>MyWorld に初期配置す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6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style-name="ce2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8"/>
          <table:table-cell/>
          <table:table-cell table:style-name="Default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 table:number-columns-spanned="1" table:number-rows-spanned="2">
            <text:p>ORANGE</text:p>
          </table:table-cell>
          <table:table-cell office:value-type="string" calcext:value-type="string">
            <text:p>ORANGE を作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6"/>
          <table:table-cell table:number-columns-repeated="7"/>
        </table:table-row>
        <table:table-row table:style-name="ro1">
          <table:covered-table-cell table:number-columns-repeated="2" table:style-name="ce3"/>
          <table:covered-table-cell/>
          <table:table-cell office:value-type="string" calcext:value-type="string">
            <text:p>MyWorld に初期配置す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00/00/00</text:date>, <text:time style:data-style-name="N2" text:time-value="10:31:57.16091832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9-08T10:32:10.644084333</dc:date>
    <meta:editing-duration>PT1H23M25S</meta:editing-duration>
    <meta:editing-cycles>25</meta:editing-cycles>
    <meta:generator>LibreOffice/5.1.6.2$Linux_X86_64 LibreOffice_project/10m0$Build-2</meta:generator>
    <meta:document-statistic meta:table-count="1" meta:cell-count="65" meta:object-count="15"/>
  </office:meta>
</office:document-meta>
</file>